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draw:marker-start-width="0.518cm" draw:marker-end-width="0.518cm" draw:fill-color="#77bc65" draw:textarea-horizontal-align="justify" draw:textarea-vertical-align="middle" draw:auto-grow-height="false" fo:min-height="3.15cm" fo:min-width="3.6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draw:marker-start-width="0.518cm" draw:marker-end-width="0.518cm" draw:textarea-horizontal-align="justify" draw:textarea-vertical-align="middle" draw:auto-grow-height="false" fo:min-height="3.15cm" fo:min-width="3.6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draw:marker-start-width="0.518cm" draw:marker-end-width="0.518cm" draw:fill-color="#ff972f" draw:textarea-horizontal-align="justify" draw:textarea-vertical-align="middle" draw:auto-grow-height="false" fo:min-height="3.15cm" fo:min-width="3.6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draw:marker-start-width="0.518cm" draw:marker-end-width="0.518cm" draw:fill-color="#ff6d6d" draw:textarea-horizontal-align="justify" draw:textarea-vertical-align="middle" draw:auto-grow-height="false" fo:min-height="1.75cm" fo:min-width="3.6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draw:marker-start-width="0.518cm" draw:marker-end-width="0.518cm" draw:fill-color="#a1467e" draw:textarea-horizontal-align="justify" draw:textarea-vertical-align="middle" draw:auto-grow-height="false" fo:min-height="1.75cm" fo:min-width="3.6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draw:marker-start-width="0.518cm" draw:marker-end-width="0.518cm" draw:fill-color="#ffde59" draw:textarea-horizontal-align="justify" draw:textarea-vertical-align="middle" draw:auto-grow-height="false" fo:min-height="1.75cm" fo:min-width="3.6cm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draw:marker-start-width="0.518cm" draw:marker-end-width="0.518cm" draw:fill-color="#ff972f" draw:textarea-horizontal-align="justify" draw:textarea-vertical-align="middle" draw:auto-grow-height="false" fo:min-height="1.75cm" fo:min-width="3.6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9" style:family="graphic" style:parent-style-name="standard">
      <style:graphic-properties svg:stroke-width="0.212cm" draw:marker-start-width="0.518cm" draw:marker-end-width="0.518cm" draw:textarea-horizontal-align="justify" draw:textarea-vertical-align="middle" draw:auto-grow-height="false" fo:min-height="1.538cm" fo:min-width="3.388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draw:marker-start-width="0.518cm" draw:marker-end-width="0.518cm" draw:fill-color="#77bc65" draw:textarea-horizontal-align="justify" draw:textarea-vertical-align="middle" draw:auto-grow-height="false" fo:min-height="1.538cm" fo:min-width="3.388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458cm" fo:min-width="3.208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808cm" fo:min-width="3.558cm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P1" style:family="paragraph">
      <loext:graphic-properties draw:fill-color="#77bc65"/>
      <style:paragraph-properties fo:text-align="center"/>
      <style:text-properties fo:font-size="24pt" fo:font-weight="bold"/>
    </style:style>
    <style:style style:name="P2" style:family="paragraph">
      <style:paragraph-properties fo:text-align="center"/>
      <style:text-properties fo:font-size="24pt" fo:font-weight="bold"/>
    </style:style>
    <style:style style:name="P3" style:family="paragraph">
      <loext:graphic-properties draw:fill-color="#ff972f"/>
      <style:paragraph-properties fo:text-align="center"/>
      <style:text-properties fo:font-size="24pt" fo:font-weight="bold"/>
    </style:style>
    <style:style style:name="P4" style:family="paragraph">
      <loext:graphic-properties draw:fill-color="#ff6d6d"/>
      <style:paragraph-properties fo:text-align="center"/>
      <style:text-properties fo:font-size="24pt" fo:font-weight="bold"/>
    </style:style>
    <style:style style:name="P5" style:family="paragraph">
      <loext:graphic-properties draw:fill-color="#a1467e"/>
      <style:paragraph-properties fo:text-align="center"/>
      <style:text-properties fo:font-size="24pt" fo:font-weight="bold"/>
    </style:style>
    <style:style style:name="P6" style:family="paragraph">
      <loext:graphic-properties draw:fill-color="#ffde59"/>
      <style:paragraph-properties fo:text-align="center"/>
      <style:text-properties fo:font-size="24pt" fo:font-weight="bold"/>
    </style:style>
    <style:style style:name="P7" style:family="paragraph">
      <loext:graphic-properties draw:fill="none"/>
      <style:paragraph-properties fo:text-align="center"/>
      <style:text-properties fo:font-size="24pt" fo:font-weight="bold"/>
    </style:style>
    <style:style style:name="P8" style:family="paragraph">
      <style:text-properties fo:font-size="24pt"/>
    </style:style>
    <style:style style:name="P9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3.4cm" svg:x="22.76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3.4cm" svg:x="22.76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cm" svg:height="3.4cm" svg:x="22.76cm" svg:y="9.9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1cm" svg:height="2cm" svg:x="15.1cm" svg:y="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1cm" svg:height="2cm" svg:x="15.1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1cm" svg:height="2cm" svg:x="15.1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cm" svg:height="2cm" svg:x="15.1cm" svg:y="11.9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9.5cm" svg:y1="3.4cm" svg:x2="22.7cm" svg:y2="5cm">
          <text:p/>
        </draw:line>
        <draw:custom-shape draw:style-name="gr9" draw:text-style-name="P2" draw:layer="layout" svg:width="4.1cm" svg:height="2cm" svg:x="10.1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1cm" svg:height="2cm" svg:x="10.1cm" svg:y="6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cm" svg:height="2cm" svg:x="10.1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1cm" svg:height="2cm" svg:x="10.1cm" svg:y="10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4.6cm" svg:y1="7.8cm" svg:x2="22.4cm" svg:y2="8.1cm">
          <text:p/>
        </draw:line>
        <draw:line draw:style-name="gr8" draw:text-style-name="P7" draw:layer="layout" svg:x1="19.6cm" svg:y1="12cm" svg:x2="22.7cm" svg:y2="11.8cm">
          <text:p/>
        </draw:line>
        <draw:custom-shape draw:style-name="gr11" draw:text-style-name="P7" draw:layer="layout" svg:width="4.6cm" svg:height="2.6cm" svg:x="5.5cm" svg:y="1cm">
          <text:p text:style-name="P2">LOD<text:line-break/>server</text:p>
          <draw:enhanced-geometry svg:viewBox="0 0 21600 21600" draw:path-stretchpoint-x="10800" draw:path-stretchpoint-y="10800" draw:text-areas="?f3 ?f4 ?f5 ?f6" draw:type="round-rectangle" draw:modifiers="4700.34602076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4.6cm" svg:height="2.6cm" svg:x="2.5cm" svg:y="4.3cm">
          <text:p text:style-name="P2">LOD<text:line-break/>server</text:p>
          <draw:enhanced-geometry svg:viewBox="0 0 21600 21600" draw:path-stretchpoint-x="10800" draw:path-stretchpoint-y="10800" draw:text-areas="?f3 ?f4 ?f5 ?f6" draw:type="round-rectangle" draw:modifiers="4700.34602076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4.6cm" svg:height="2.6cm" svg:x="1.5cm" svg:y="8.2cm">
          <text:p text:style-name="P2">LOD<text:line-break/>server</text:p>
          <draw:enhanced-geometry svg:viewBox="0 0 21600 21600" draw:path-stretchpoint-x="10800" draw:path-stretchpoint-y="10800" draw:text-areas="?f3 ?f4 ?f5 ?f6" draw:type="round-rectangle" draw:modifiers="4700.34602076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4.6cm" svg:height="2.6cm" svg:x="5.1cm" svg:y="12cm">
          <text:p text:style-name="P2">LOD<text:line-break/>server</text:p>
          <draw:enhanced-geometry svg:viewBox="0 0 21600 21600" draw:path-stretchpoint-x="10800" draw:path-stretchpoint-y="10800" draw:text-areas="?f3 ?f4 ?f5 ?f6" draw:type="round-rectangle" draw:modifiers="4700.34602076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7.2cm" svg:y1="5.2cm" svg:x2="10cm" svg:y2="5.2cm">
          <text:p/>
        </draw:line>
        <draw:line draw:style-name="gr8" draw:text-style-name="P7" draw:layer="layout" svg:x1="7.2cm" svg:y1="6cm" svg:x2="10cm" svg:y2="9.2cm">
          <text:p/>
        </draw:line>
        <draw:line draw:style-name="gr8" draw:text-style-name="P7" draw:layer="layout" svg:x1="6.2cm" svg:y1="8.5cm" svg:x2="9.8cm" svg:y2="7cm">
          <text:p/>
        </draw:line>
        <draw:line draw:style-name="gr8" draw:text-style-name="P7" draw:layer="layout" svg:x1="9.9cm" svg:y1="13.3cm" svg:x2="15cm" svg:y2="13.1cm">
          <text:p/>
        </draw:line>
        <draw:line draw:style-name="gr8" draw:text-style-name="P7" draw:layer="layout" svg:x1="6.2cm" svg:y1="9.8cm" svg:x2="10cm" svg:y2="11.1cm">
          <text:p/>
        </draw:line>
        <draw:line draw:style-name="gr8" draw:text-style-name="P7" draw:layer="layout" svg:x1="10.3cm" svg:y1="2.5cm" svg:x2="14.9cm" svg:y2="3.9cm">
          <text:p/>
        </draw:line>
        <draw:frame draw:style-name="gr13" draw:text-style-name="P9" draw:layer="layout" svg:width="4.8cm" svg:height="1.362cm" svg:x="22.2cm" svg:y="1.738cm">
          <draw:text-box>
            <text:p text:style-name="P8"><text:span text:style-name="T1">Docu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Verdana" style:font-family-complex="Verdan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17:27:35.347592670</meta:creation-date>
    <dc:date>2019-05-21T17:47:46.562670139</dc:date>
    <meta:editing-duration>PT9M39S</meta:editing-duration>
    <meta:editing-cycles>1</meta:editing-cycles>
    <meta:document-statistic meta:object-count="25"/>
    <meta:generator>LibreOffice/6.1.6.3$Linux_X86_64 LibreOffice_project/10$Build-3</meta:generator>
  </office:meta>
</office:document-meta>
</file>